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PackThemeMojo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nPackThemeMojo.findThemeDescriptor( File jar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nPackThemeMojo.unpack( File file , File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